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officeooo:rsid="0012db6a" officeooo:paragraph-rsid="0012db6a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99f" officeooo:paragraph-rsid="0011a99f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officeooo:rsid="00143934" officeooo:paragraph-rsid="00143934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officeooo:rsid="00161a30" officeooo:paragraph-rsid="00161a30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officeooo:rsid="00163494" officeooo:paragraph-rsid="00163494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2pt" officeooo:rsid="001772a9" officeooo:paragraph-rsid="001772a9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2pt" officeooo:rsid="00194706" officeooo:paragraph-rsid="00194706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2pt" officeooo:rsid="001b48fd" officeooo:paragraph-rsid="001b48f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2pt" officeooo:rsid="001cc8d7" officeooo:paragraph-rsid="001cc8d7"/>
    </style:style>
    <style:style style:name="P10" style:family="paragraph" style:parent-style-name="Standard" style:list-style-name="L9">
      <style:paragraph-properties fo:text-align="start" style:justify-single-word="false"/>
      <style:text-properties fo:font-size="12pt" officeooo:rsid="001d2655" officeooo:paragraph-rsid="001d2655"/>
    </style:style>
    <style:style style:name="P11" style:family="paragraph" style:parent-style-name="Standard" style:list-style-name="L10">
      <style:paragraph-properties fo:text-align="start" style:justify-single-word="false"/>
      <style:text-properties fo:font-size="12pt" officeooo:rsid="001d2655" officeooo:paragraph-rsid="001d2655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Control Best Practices</text:p>
      <text:p text:style-name="P2"/>
      <text:list xml:id="list4064775661" text:style-name="L1">
        <text:list-item>
          <text:p text:style-name="P1">Commit Related Changes</text:p>
        </text:list-item>
      </text:list>
      <text:list xml:id="list98981798" text:style-name="L3">
        <text:list-item>
          <text:p text:style-name="P4">A commit should contain only related changes. Two separate bugs should be two different commits. With git, granular commits are easy due to the ability to stage certain files.</text:p>
          <text:p text:style-name="P4"/>
        </text:list-item>
      </text:list>
      <text:list xml:id="list174453675694042" text:continue-list="list4064775661" text:style-name="L1">
        <text:list-item>
          <text:p text:style-name="P1">Commit Often</text:p>
        </text:list-item>
      </text:list>
      <text:list xml:id="list1563943968" text:style-name="L4">
        <text:list-item>
          <text:p text:style-name="P5">Commit often and keep your commits small. This makes your code more regularly updated for collaborators as well as making it simpler to solve conflicts.</text:p>
          <text:p text:style-name="P5"/>
        </text:list-item>
      </text:list>
      <text:list xml:id="list174453689202236" text:continue-list="list174453675694042" text:style-name="L1">
        <text:list-item>
          <text:p text:style-name="P1">Don't Commit Half-Done Work</text:p>
        </text:list-item>
      </text:list>
      <text:list xml:id="list435022453" text:style-name="L5">
        <text:list-item>
          <text:p text:style-name="P6">You should only commit code when it's completed. These commits do not have to be a fully completed feature, but completed logical chunks of the feature.</text:p>
        </text:list-item>
        <text:list-item>
          <text:p text:style-name="P6">If you need a clean working copy, use Git's stash feature.</text:p>
          <text:p text:style-name="P6"/>
        </text:list-item>
      </text:list>
      <text:list xml:id="list174453921482303" text:continue-list="list174453689202236" text:style-name="L1">
        <text:list-item>
          <text:p text:style-name="P1">Test Before You Commit</text:p>
        </text:list-item>
      </text:list>
      <text:list xml:id="list4148431718" text:style-name="L6">
        <text:list-item>
          <text:p text:style-name="P7">Before committing, test the code thoroughly to make sure it is complete and has no side-effects. This is more important when your code is shared with others.</text:p>
          <text:p text:style-name="P7"/>
        </text:list-item>
      </text:list>
      <text:list xml:id="list174455729058695" text:continue-list="list174453921482303" text:style-name="L1">
        <text:list-item>
          <text:p text:style-name="P1">Write Good Commit Messages</text:p>
        </text:list-item>
      </text:list>
      <text:list xml:id="list3570814561" text:style-name="L7">
        <text:list-item>
          <text:p text:style-name="P8">Begin your message with a short summary of your changes (50~ char max). Separate your heading with a blank line.</text:p>
          <text:list>
            <text:list-item>
              <text:p text:style-name="P8">The body of the message should provide detailed answers to the following questions:</text:p>
              <text:list>
                <text:list-item>
                  <text:p text:style-name="P8">Motivation of the change?</text:p>
                </text:list-item>
                <text:list-item>
                  <text:p text:style-name="P8">How does it differ from the previous implementation?</text:p>
                </text:list-item>
              </text:list>
            </text:list-item>
          </text:list>
        </text:list-item>
        <text:list-item>
          <text:p text:style-name="P8">Use the imperative, present tense ('change', not 'changed', or 'changes') to be consistent with generated messages from commands like <text:span text:style-name="T1">git merge</text:span>.</text:p>
          <text:p text:style-name="P8"/>
        </text:list-item>
      </text:list>
      <text:list xml:id="list174455253035557" text:continue-list="list174455729058695" text:style-name="L1">
        <text:list-item>
          <text:p text:style-name="P1">Version Control is not a Backup System</text:p>
        </text:list-item>
      </text:list>
      <text:list xml:id="list2463889767" text:style-name="L8">
        <text:list-item>
          <text:p text:style-name="P9">You should not use your CVS like a backup system. You need to pay attention to committing semantically, don't cram in files.</text:p>
          <text:p text:style-name="P9"/>
        </text:list-item>
      </text:list>
      <text:list xml:id="list174454310869322" text:continue-list="list174455253035557" text:style-name="L1">
        <text:list-item>
          <text:p text:style-name="P1">Use Branches</text:p>
        </text:list-item>
      </text:list>
      <text:list xml:id="list2768483695" text:style-name="L9">
        <text:list-item>
          <text:p text:style-name="P10">Branches help you avoid mixing up different lines of development. Use branches for new features, bug fixes, ideas..</text:p>
          <text:p text:style-name="P10"/>
        </text:list-item>
      </text:list>
      <text:list xml:id="list174454251831398" text:continue-list="list174454310869322" text:style-name="L1">
        <text:list-item>
          <text:p text:style-name="P1">Agree on a Workflow</text:p>
        </text:list-item>
      </text:list>
      <text:list xml:id="list2819542655" text:style-name="L10">
        <text:list-item>
          <text:p text:style-name="P11">Choose a workflow that you and your teammates' are comfortable with and one that fits your project, your development, and deployments.</text:p>
          <text:p text:style-name="P11"/>
        </text:list-item>
      </text:list>
      <text:list xml:id="list174454490644324" text:continue-list="list174454251831398" text:style-name="L1">
        <text:list-item>
          <text:p text:style-name="P1">Go Beyond the Basics</text:p>
        </text:list-item>
      </text:list>
      <text:list xml:id="list2404330851" text:style-name="L2">
        <text:list-item>
          <text:p text:style-name="P3">There are more advanced features of Git such as reset, ammend, interactive rebase, the reflog, or submodules. These may help you be more productiv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2" meta:word-count="338" meta:character-count="1899" meta:non-whitespace-character-count="1616"/>
  </office:meta>
</office:document-meta>
</file>